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Sans mono" svg:font-family="'Sans mono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924" officeooo:paragraph-rsid="00006924"/>
    </style:style>
    <style:style style:name="P2" style:family="paragraph" style:parent-style-name="Standard">
      <style:paragraph-properties fo:text-align="start" style:justify-single-word="false"/>
      <style:text-properties officeooo:rsid="00006924" officeooo:paragraph-rsid="00006924"/>
    </style:style>
    <style:style style:name="P3" style:family="paragraph" style:parent-style-name="Standard">
      <style:paragraph-properties fo:text-align="start" style:justify-single-word="false"/>
      <style:text-properties officeooo:rsid="0000f3ce" officeooo:paragraph-rsid="0000f3ce"/>
    </style:style>
    <style:style style:name="P4" style:family="paragraph" style:parent-style-name="Standard">
      <style:paragraph-properties fo:text-align="start" style:justify-single-word="false"/>
      <style:text-properties officeooo:rsid="0004ce39" officeooo:paragraph-rsid="0004ce39"/>
    </style:style>
    <style:style style:name="P5" style:family="paragraph" style:parent-style-name="Standard">
      <style:paragraph-properties fo:text-align="start" style:justify-single-word="false"/>
      <style:text-properties officeooo:rsid="0009da7e" officeooo:paragraph-rsid="0009da7e"/>
    </style:style>
    <style:style style:name="P6" style:family="paragraph" style:parent-style-name="Standard">
      <style:paragraph-properties fo:text-align="start" style:justify-single-word="false"/>
      <style:text-properties officeooo:rsid="000a5ff2" officeooo:paragraph-rsid="000bb04f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a5ff2" officeooo:paragraph-rsid="000a5ff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 mono" officeooo:rsid="000a5ff2" officeooo:paragraph-rsid="000bb04f"/>
    </style:style>
    <style:style style:name="P9" style:family="paragraph" style:parent-style-name="Standard">
      <style:paragraph-properties fo:text-align="start" style:justify-single-word="false"/>
      <style:text-properties officeooo:rsid="000e18f3" officeooo:paragraph-rsid="000e18f3"/>
    </style:style>
    <style:style style:name="T1" style:family="text">
      <style:text-properties officeooo:rsid="0000f3ce"/>
    </style:style>
    <style:style style:name="T2" style:family="text">
      <style:text-properties officeooo:rsid="0002708d"/>
    </style:style>
    <style:style style:name="T3" style:family="text">
      <style:text-properties officeooo:rsid="0004f16a"/>
    </style:style>
    <style:style style:name="T4" style:family="text">
      <style:text-properties officeooo:rsid="0009bf68"/>
    </style:style>
    <style:style style:name="T5" style:family="text">
      <style:text-properties officeooo:rsid="000a0249"/>
    </style:style>
    <style:style style:name="T6" style:family="text">
      <style:text-properties officeooo:rsid="000bb0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rse Pole Figure</text:p>
      <text:p text:style-name="P2">∃ <text:span text:style-name="T1">FCC </text:span>crystal, pulling axis. <text:span text:style-name="T1">(there exist an fcc crystal and a tensile axis.)</text:span></text:p>
      <text:p text:style-name="P3"/>
      <text:p text:style-name="P3">Imagine <text:span text:style-name="T2">cutting out a small part of the crystal, say a unit cell of it containing 4 atoms (without changing it’s orientation), and then “drawing” a line parallel to the pulling(tensile) axis through the “origin” of the cube.</text:span></text:p>
      <text:p text:style-name="P4"/>
      <text:p text:style-name="P4">The line must exit the this unit cell at a face (or in more special case, an edge or a vert<text:span text:style-name="T3">ex;</text:span> <text:span text:style-name="T4">bear these two special case in mind, as I’ll later point out where the line will land on the plot in those cases</text:span>).</text:p>
      <text:p text:style-name="P4"/>
      <text:p text:style-name="P5">If we were to take the point<text:span text:style-name="T5">s</text:span> where the graph exits the <text:span text:style-name="T5">cube, you should see that they </text:span></text:p>
      <text:p text:style-name="P5"/>
      <text:p text:style-name="P5"/>
      <text:p text:style-name="P7">Cubic symmetry</text:p>
      <text:p text:style-name="P6">(Do not confuse this with the eight-corner-ness of a cube- the <text:span text:style-name="T6">factor of 8 </text:span>is purely a result of <text:span text:style-name="T6">the cubic system: by varying [a,b,c] to get </text:span></text:p>
      <text:p text:style-name="P8"><text:span text:style-name="T6">[ a, b, c]</text:span></text:p>
      <text:p text:style-name="P8"><text:span text:style-name="T6">[ b, a, c]</text:span></text:p>
      <text:p text:style-name="P8"><text:span text:style-name="T6">[-a, b, c]</text:span></text:p>
      <text:p text:style-name="P8"><text:span text:style-name="T6">[-b, a, c]</text:span></text:p>
      <text:p text:style-name="P8"><text:span text:style-name="T6">[ a,-b, c]</text:span></text:p>
      <text:p text:style-name="P8"><text:span text:style-name="T6">[ b,-a, c]</text:span></text:p>
      <text:p text:style-name="P8"><text:span text:style-name="T6">[-a,-b, c]</text:span></text:p>
      <text:p text:style-name="P8"><text:span text:style-name="T6">[-b,-a, c]</text:span>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Sans mono" svg:font-family="'Sans mono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0:33:48.156933961</meta:creation-date>
    <dc:date>2018-03-05T23:52:06.916195106</dc:date>
    <meta:editing-duration>PT3H8M3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70" meta:character-count="851" meta:non-whitespace-character-count="694"/>
  </office:meta>
</office:document-meta>
</file>